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73in"/>
    </style:style>
    <style:style style:name="co2" style:family="table-column">
      <style:table-column-properties fo:break-before="auto" style:column-width="0.5256in"/>
    </style:style>
    <style:style style:name="co3" style:family="table-column">
      <style:table-column-properties fo:break-before="auto" style:column-width="1.9465in"/>
    </style:style>
    <style:style style:name="co4" style:family="table-column">
      <style:table-column-properties fo:break-before="auto" style:column-width="2.0882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2.3945in"/>
    </style:style>
    <style:style style:name="co7" style:family="table-column">
      <style:table-column-properties fo:break-before="auto" style:column-width="0.4492in"/>
    </style:style>
    <style:style style:name="co8" style:family="table-column">
      <style:table-column-properties fo:break-before="auto" style:column-width="2.383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IP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SP</text:p>
          </table:table-cell>
          <table:table-cell table:style-name="ce1" office:value-type="string">
            <text:p>Org</text:p>
          </table:table-cell>
          <table:table-cell table:style-name="ce1" office:value-type="string">
            <text:p>GW</text:p>
          </table:table-cell>
          <table:table-cell table:style-name="ce1" office:value-type="string">
            <text:p>DNS</text:p>
          </table:table-cell>
          <table:table-cell table:style-name="ce1" office:value-type="string">
            <text:p>Scan</text:p>
          </table:table-cell>
          <table:table-cell table:style-name="ce1" office:value-type="string">
            <text:p>BlueCoated?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31.9.0.0</text:p>
          </table:table-cell>
          <table:table-cell office:value-type="float" office:value="65536">
            <text:p>65536</text:p>
          </table:table-cell>
          <table:table-cell table:number-columns-repeated="2" office:value-type="string">
            <text:p>STE</text:p>
          </table:table-cell>
          <table:table-cell office:value-type="string">
            <text:p>82.137.200.11</text:p>
          </table:table-cell>
          <table:table-cell office:value-type="string">
            <text:p>82.137.200.19, 82.137.200.20,83,86</text:p>
          </table:table-cell>
          <table:table-cell office:value-type="string">
            <text:p>X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31.193.64.0</text:p>
          </table:table-cell>
          <table:table-cell office:value-type="float" office:value="4096">
            <text:p>4096</text:p>
          </table:table-cell>
          <table:table-cell office:value-type="string">
            <text:p>Omniya LLC</text:p>
          </table:table-cell>
          <table:table-cell office:value-type="string">
            <text:p>Omniya LLC</text:p>
          </table:table-cell>
          <table:table-cell office:value-type="string">
            <text:p>31.193.79.253</text:p>
          </table:table-cell>
          <table:table-cell office:value-type="string">
            <text:p>31.193.78.192</text:p>
          </table:table-cell>
          <table:table-cell office:value-type="string">
            <text:p>/</text:p>
          </table:table-cell>
          <table:table-cell table:number-columns-repeated="1017"/>
        </table:table-row>
        <table:table-row table:style-name="ro1">
          <table:table-cell office:value-type="string">
            <text:p>46.53.0.0</text:p>
          </table:table-cell>
          <table:table-cell office:value-type="float" office:value="32768">
            <text:p>32768</text:p>
          </table:table-cell>
          <table:table-cell office:value-type="string">
            <text:p>SAWA</text:p>
          </table:table-cell>
          <table:table-cell office:value-type="string">
            <text:p>Broadband users</text:p>
          </table:table-cell>
          <table:table-cell office:value-type="string">
            <text:p>82.137.216.147</text:p>
          </table:table-cell>
          <table:table-cell office:value-type="string">
            <text:p>82.137.216.10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46.57.128.0</text:p>
          </table:table-cell>
          <table:table-cell office:value-type="float" office:value="32768">
            <text:p>32768</text:p>
          </table:table-cell>
          <table:table-cell office:value-type="string">
            <text:p>Syriatel Mobile Telecom</text:p>
          </table:table-cell>
          <table:table-cell office:value-type="string">
            <text:p>Syriatel Mobile Telecom</text:p>
          </table:table-cell>
          <table:table-cell table:number-columns-repeated="2" office:value-type="string">
            <text:p>-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46.58.128.0</text:p>
          </table:table-cell>
          <table:table-cell office:value-type="float" office:value="32768">
            <text:p>32768</text:p>
          </table:table-cell>
          <table:table-cell office:value-type="string">
            <text:p>MTN Syria</text:p>
          </table:table-cell>
          <table:table-cell office:value-type="string">
            <text:p>MTN GPRS</text:p>
          </table:table-cell>
          <table:table-cell table:number-columns-repeated="1020"/>
        </table:table-row>
        <table:table-row table:style-name="ro1">
          <table:table-cell office:value-type="string">
            <text:p>46.161.192.0</text:p>
          </table:table-cell>
          <table:table-cell office:value-type="float" office:value="16384">
            <text:p>16384</text:p>
          </table:table-cell>
          <table:table-cell office:value-type="string">
            <text:p>Teranet</text:p>
          </table:table-cell>
          <table:table-cell office:value-type="string">
            <text:p>Teranet</text:p>
          </table:table-cell>
          <table:table-cell office:value-type="string">
            <text:p>82.137.243.33</text:p>
          </table:table-cell>
          <table:table-cell office:value-type="string">
            <text:p>82.137.243.34</text:p>
          </table:table-cell>
          <table:table-cell office:value-type="string">
            <text:p>/</text:p>
          </table:table-cell>
          <table:table-cell table:number-columns-repeated="1017"/>
        </table:table-row>
        <table:table-row table:style-name="ro1">
          <table:table-cell office:value-type="string">
            <text:p>46.213.0.0</text:p>
          </table:table-cell>
          <table:table-cell office:value-type="float" office:value="65536">
            <text:p>65536</text:p>
          </table:table-cell>
          <table:table-cell office:value-type="string">
            <text:p>Syriatel Mobile Telecom</text:p>
          </table:table-cell>
          <table:table-cell office:value-type="string">
            <text:p>Syriatel Mobile Telecom</text:p>
          </table:table-cell>
          <table:table-cell table:number-columns-repeated="1020"/>
        </table:table-row>
        <table:table-row table:style-name="ro1">
          <table:table-cell office:value-type="string">
            <text:p>77.44.128.0</text:p>
          </table:table-cell>
          <table:table-cell office:value-type="float" office:value="32768">
            <text:p>32768</text:p>
          </table:table-cell>
          <table:table-cell table:number-columns-repeated="2" office:value-type="string">
            <text:p>SCS</text:p>
          </table:table-cell>
          <table:table-cell office:value-type="string">
            <text:p>82.137.223.250</text:p>
          </table:table-cell>
          <table:table-cell office:value-type="string">
            <text:p>213.178.226.226</text:p>
          </table:table-cell>
          <table:table-cell office:value-type="string">
            <text:p>/</text:p>
          </table:table-cell>
          <table:table-cell office:value-type="string">
            <text:p>YES (distinct)</text:p>
          </table:table-cell>
          <table:table-cell table:number-columns-repeated="1016"/>
        </table:table-row>
        <table:table-row table:style-name="ro1">
          <table:table-cell office:value-type="string">
            <text:p>78.110.96.0</text:p>
          </table:table-cell>
          <table:table-cell office:value-type="float" office:value="4096">
            <text:p>4096</text:p>
          </table:table-cell>
          <table:table-cell office:value-type="string">
            <text:p>SAWA</text:p>
          </table:table-cell>
          <table:table-cell office:value-type="string">
            <text:p>SAWA Infrastr.</text:p>
          </table:table-cell>
          <table:table-cell table:number-columns-repeated="1020"/>
        </table:table-row>
        <table:table-row table:style-name="ro1">
          <table:table-cell office:value-type="string">
            <text:p>78.155.64.0</text:p>
          </table:table-cell>
          <table:table-cell office:value-type="float" office:value="8192">
            <text:p>8192</text:p>
          </table:table-cell>
          <table:table-cell office:value-type="string">
            <text:p>Syriatech</text:p>
          </table:table-cell>
          <table:table-cell office:value-type="string">
            <text:p>Syriatech</text:p>
          </table:table-cell>
          <table:table-cell office:value-type="string">
            <text:p>91.144.0.59</text:p>
          </table:table-cell>
          <table:table-cell office:value-type="string">
            <text:p>91.144.0.37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82.137.192.0</text:p>
          </table:table-cell>
          <table:table-cell office:value-type="float" office:value="16384">
            <text:p>16384</text:p>
          </table:table-cell>
          <table:table-cell office:value-type="string">
            <text:p>STE</text:p>
          </table:table-cell>
          <table:table-cell office:value-type="string">
            <text:p>STE PDN Backbone Network</text:p>
          </table:table-cell>
          <table:table-cell office:value-type="string">
            <text:p>82.137.200.12</text:p>
          </table:table-cell>
          <table:table-cell office:value-type="string">
            <text:p>82.137.200.19</text:p>
          </table:table-cell>
          <table:table-cell office:value-type="string">
            <text:p>X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88.86.0.0</text:p>
          </table:table-cell>
          <table:table-cell office:value-type="float" office:value="8192">
            <text:p>8192</text:p>
          </table:table-cell>
          <table:table-cell office:value-type="string">
            <text:p>SCS</text:p>
          </table:table-cell>
          <table:table-cell office:value-type="string">
            <text:p>SCS-NET</text:p>
          </table:table-cell>
          <table:table-cell table:number-columns-repeated="2" office:value-type="string">
            <text:p>-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90.153.128.0</text:p>
          </table:table-cell>
          <table:table-cell office:value-type="float" office:value="32768">
            <text:p>32768</text:p>
          </table:table-cell>
          <table:table-cell table:number-columns-repeated="2" office:value-type="string">
            <text:p>AYA ISP</text:p>
          </table:table-cell>
          <table:table-cell office:value-type="string">
            <text:p>10.10.10.5</text:p>
          </table:table-cell>
          <table:table-cell office:value-type="string">
            <text:p>82.137.208.1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91.144.0.0</text:p>
          </table:table-cell>
          <table:table-cell office:value-type="float" office:value="16384">
            <text:p>16384</text:p>
          </table:table-cell>
          <table:table-cell office:value-type="string">
            <text:p>STE</text:p>
          </table:table-cell>
          <table:table-cell office:value-type="string">
            <text:p>Elcom ISP</text:p>
          </table:table-cell>
          <table:table-cell office:value-type="string">
            <text:p>82.137.200.12</text:p>
          </table:table-cell>
          <table:table-cell office:value-type="string">
            <text:p>82.137.200.19</text:p>
          </table:table-cell>
          <table:table-cell office:value-type="string">
            <text:p>X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94.141.192.0</text:p>
          </table:table-cell>
          <table:table-cell office:value-type="float" office:value="8192">
            <text:p>8192</text:p>
          </table:table-cell>
          <table:table-cell office:value-type="string">
            <text:p>SAWA</text:p>
          </table:table-cell>
          <table:table-cell office:value-type="string">
            <text:p>Dialup-Special-Proxy</text:p>
          </table:table-cell>
          <table:table-cell table:number-columns-repeated="1020"/>
        </table:table-row>
        <table:table-row table:style-name="ro1">
          <table:table-cell office:value-type="string">
            <text:p>94.252.128.0</text:p>
          </table:table-cell>
          <table:table-cell office:value-type="float" office:value="32768">
            <text:p>32768</text:p>
          </table:table-cell>
          <table:table-cell office:value-type="string">
            <text:p>Syriatel Mobile Telecom</text:p>
          </table:table-cell>
          <table:table-cell office:value-type="string">
            <text:p>South <text:s/>Area pool</text:p>
          </table:table-cell>
          <table:table-cell table:number-columns-repeated="1020"/>
        </table:table-row>
        <table:table-row table:style-name="ro1">
          <table:table-cell office:value-type="string">
            <text:p>95.140.96.0</text:p>
          </table:table-cell>
          <table:table-cell office:value-type="float" office:value="4096">
            <text:p>4096</text:p>
          </table:table-cell>
          <table:table-cell office:value-type="string">
            <text:p>ADBStar &amp; Bisher Alkassem</text:p>
          </table:table-cell>
          <table:table-cell office:value-type="string">
            <text:p>ADBStar &amp; Bisher Alkassem</text:p>
          </table:table-cell>
          <table:table-cell office:value-type="string">
            <text:p>192.168.10.3</text:p>
          </table:table-cell>
          <table:table-cell office:value-type="string">
            <text:p>192.168.10.10</text:p>
          </table:table-cell>
          <table:table-cell office:value-type="string">
            <text:p>X</text:p>
          </table:table-cell>
          <table:table-cell office:value-type="string">
            <text:p>SUSPECTED - see IP 91.144.37.48</text:p>
          </table:table-cell>
          <table:table-cell table:number-columns-repeated="1016"/>
        </table:table-row>
        <table:table-row table:style-name="ro1">
          <table:table-cell office:value-type="string">
            <text:p>95.159.0.0</text:p>
          </table:table-cell>
          <table:table-cell office:value-type="float" office:value="16384">
            <text:p>16384</text:p>
          </table:table-cell>
          <table:table-cell table:number-columns-repeated="2" office:value-type="string">
            <text:p>RUNNET</text:p>
          </table:table-cell>
          <table:table-cell office:value-type="string">
            <text:p>91.144.44.130</text:p>
          </table:table-cell>
          <table:table-cell office:value-type="string">
            <text:p>91.144.44.81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95.212.0.0</text:p>
          </table:table-cell>
          <table:table-cell office:value-type="float" office:value="65536">
            <text:p>65536</text:p>
          </table:table-cell>
          <table:table-cell table:number-columns-repeated="2" office:value-type="string">
            <text:p>AYA ISP</text:p>
          </table:table-cell>
          <table:table-cell table:number-columns-repeated="2" office:value-type="string">
            <text:p>-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109.238.144.0</text:p>
          </table:table-cell>
          <table:table-cell office:value-type="float" office:value="4096">
            <text:p>4096</text:p>
          </table:table-cell>
          <table:table-cell office:value-type="string">
            <text:p>Charif, Fakir &amp; Co</text:p>
          </table:table-cell>
          <table:table-cell office:value-type="string">
            <text:p>INET</text:p>
          </table:table-cell>
          <table:table-cell table:number-columns-repeated="2" office:value-type="string">
            <text:p>-</text:p>
          </table:table-cell>
          <table:table-cell office:value-type="string">
            <text:p>/</text:p>
          </table:table-cell>
          <table:table-cell table:number-columns-repeated="1017"/>
        </table:table-row>
        <table:table-row table:style-name="ro1">
          <table:table-cell office:value-type="string">
            <text:p>178.52.0.0</text:p>
          </table:table-cell>
          <table:table-cell office:value-type="float" office:value="65536">
            <text:p>65536</text:p>
          </table:table-cell>
          <table:table-cell office:value-type="string">
            <text:p>Syriatel Mobile Telecom</text:p>
          </table:table-cell>
          <table:table-cell office:value-type="string">
            <text:p>Syriatel Mobile Telecom</text:p>
          </table:table-cell>
          <table:table-cell table:number-columns-repeated="1020"/>
        </table:table-row>
        <table:table-row table:style-name="ro1">
          <table:table-cell office:value-type="string">
            <text:p>178.171.128.0</text:p>
          </table:table-cell>
          <table:table-cell office:value-type="float" office:value="32768">
            <text:p>32768</text:p>
          </table:table-cell>
          <table:table-cell office:value-type="string">
            <text:p>MTN Syria</text:p>
          </table:table-cell>
          <table:table-cell office:value-type="string">
            <text:p>MTN GPRS</text:p>
          </table:table-cell>
          <table:table-cell table:number-columns-repeated="1020"/>
        </table:table-row>
        <table:table-row table:style-name="ro1">
          <table:table-cell office:value-type="string">
            <text:p>178.253.64.0</text:p>
          </table:table-cell>
          <table:table-cell office:value-type="float" office:value="16384">
            <text:p>16384</text:p>
          </table:table-cell>
          <table:table-cell office:value-type="string">
            <text:p>STE</text:p>
          </table:table-cell>
          <table:table-cell office:value-type="string">
            <text:p>Tarassul ISP</text:p>
          </table:table-cell>
          <table:table-cell office:value-type="string">
            <text:p>82.137.200.12</text:p>
          </table:table-cell>
          <table:table-cell office:value-type="string">
            <text:p>82.137.200.19</text:p>
          </table:table-cell>
          <table:table-cell office:value-type="string">
            <text:p>X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188.139.128.0</text:p>
          </table:table-cell>
          <table:table-cell office:value-type="float" office:value="32768">
            <text:p>32768</text:p>
          </table:table-cell>
          <table:table-cell office:value-type="string">
            <text:p>Syriatel Mobile Telecom</text:p>
          </table:table-cell>
          <table:table-cell office:value-type="string">
            <text:p>GPRS Syriatel Mobile Telecom</text:p>
          </table:table-cell>
          <table:table-cell table:number-columns-repeated="1020"/>
        </table:table-row>
        <table:table-row table:style-name="ro1">
          <table:table-cell office:value-type="string">
            <text:p>188.160.0.0</text:p>
          </table:table-cell>
          <table:table-cell office:value-type="float" office:value="65536">
            <text:p>65536</text:p>
          </table:table-cell>
          <table:table-cell office:value-type="string">
            <text:p>MTN Syria</text:p>
          </table:table-cell>
          <table:table-cell office:value-type="string">
            <text:p>MTN Corporate</text:p>
          </table:table-cell>
          <table:table-cell office:value-type="string">
            <text:p>188.160.0.254</text:p>
          </table:table-cell>
          <table:table-cell office:value-type="string">
            <text:p>82.137.217.68</text:p>
          </table:table-cell>
          <table:table-cell office:value-type="string">
            <text:p>/</text:p>
          </table:table-cell>
          <table:table-cell table:number-columns-repeated="1017"/>
        </table:table-row>
        <table:table-row table:style-name="ro1">
          <table:table-cell office:value-type="string">
            <text:p>188.229.128.0</text:p>
          </table:table-cell>
          <table:table-cell office:value-type="float" office:value="32768">
            <text:p>32768</text:p>
          </table:table-cell>
          <table:table-cell table:number-columns-repeated="2" office:value-type="string">
            <text:p>MTN Syria</text:p>
          </table:table-cell>
          <table:table-cell table:number-columns-repeated="1020"/>
        </table:table-row>
        <table:table-row table:style-name="ro1">
          <table:table-cell office:value-type="string">
            <text:p>188.247.0.0</text:p>
          </table:table-cell>
          <table:table-cell office:value-type="float" office:value="8192">
            <text:p>8192</text:p>
          </table:table-cell>
          <table:table-cell office:value-type="string">
            <text:p>Teranet</text:p>
          </table:table-cell>
          <table:table-cell office:value-type="string">
            <text:p>Teranet</text:p>
          </table:table-cell>
          <table:table-cell office:value-type="string">
            <text:p>91.144.1.33</text:p>
          </table:table-cell>
          <table:table-cell office:value-type="string">
            <text:p>91.144.1.71</text:p>
          </table:table-cell>
          <table:table-cell office:value-type="string">
            <text:p>/</text:p>
          </table:table-cell>
          <table:table-cell table:number-columns-repeated="1017"/>
        </table:table-row>
        <table:table-row table:style-name="ro1">
          <table:table-cell office:value-type="string">
            <text:p>195.60.236.0</text:p>
          </table:table-cell>
          <table:table-cell office:value-type="float" office:value="1024">
            <text:p>1024</text:p>
          </table:table-cell>
          <table:table-cell table:number-columns-repeated="2" office:value-type="string">
            <text:p>Ministry of Higher <text:s/>Education</text:p>
          </table:table-cell>
          <table:table-cell table:number-columns-repeated="2" office:value-type="string">
            <text:p>-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212.11.192.0</text:p>
          </table:table-cell>
          <table:table-cell office:value-type="float" office:value="8192">
            <text:p>8192</text:p>
          </table:table-cell>
          <table:table-cell office:value-type="string">
            <text:p>Charif, Fakir &amp; Co</text:p>
          </table:table-cell>
          <table:table-cell office:value-type="string">
            <text:p>INET</text:p>
          </table:table-cell>
          <table:table-cell office:value-type="string">
            <text:p>91.144.8.169</text:p>
          </table:table-cell>
          <table:table-cell office:value-type="string">
            <text:p>91.144.8.14</text:p>
          </table:table-cell>
          <table:table-cell office:value-type="string">
            <text:p>/</text:p>
          </table:table-cell>
          <table:table-cell table:number-columns-repeated="1017"/>
        </table:table-row>
        <table:table-row table:style-name="ro1">
          <table:table-cell office:value-type="string">
            <text:p>213.178.224.0</text:p>
          </table:table-cell>
          <table:table-cell office:value-type="float" office:value="8192">
            <text:p>8192</text:p>
          </table:table-cell>
          <table:table-cell office:value-type="string">
            <text:p>SCS</text:p>
          </table:table-cell>
          <table:table-cell office:value-type="string">
            <text:p>SCS-NET</text:p>
          </table:table-cell>
          <table:table-cell table:number-columns-repeated="1020"/>
        </table:table-row>
        <table:table-row table:style-name="ro1">
          <table:table-cell office:value-type="string">
            <text:p>217.20.208.0</text:p>
          </table:table-cell>
          <table:table-cell office:value-type="float" office:value="4096">
            <text:p>4096</text:p>
          </table:table-cell>
          <table:table-cell office:value-type="string">
            <text:p>ABDStar &amp; Bisher Alkassem</text:p>
          </table:table-cell>
          <table:table-cell office:value-type="string">
            <text:p>zad</text:p>
          </table:table-cell>
          <table:table-cell table:number-columns-repeated="2" office:value-type="string">
            <text:p>-</text:p>
          </table:table-cell>
          <table:table-cell office:value-type="string">
            <text:p>/</text:p>
          </table:table-cell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9">09/09/2011</text:date>, <text:time>15:5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9T15:51:15</meta:creation-date>
    <dc:title>Tables</dc:title>
    <dc:date>2011-09-09T15:53:12</dc:date>
    <meta:editing-duration>PT2M1S</meta:editing-duration>
    <meta:editing-cycles>1</meta:editing-cycles>
    <meta:document-statistic meta:table-count="3" meta:cell-count="201" meta:object-count="0"/>
    <meta:generator>LibreOffice/3.4$Linux LibreOffice_project/340m1$Build-302</meta:generator>
  </office:meta>
</office:document-meta>
</file>